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6.74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Lass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0.0803266480565071" calcext:value-type="float">
            <text:p>0.080326648056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0892390467226505" calcext:value-type="float">
            <text:p>0.0892390467226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650961197912693" calcext:value-type="float">
            <text:p>0.0650961197912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0576386496424675" calcext:value-type="float">
            <text:p>0.057638649642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718898646533489" calcext:value-type="float">
            <text:p>0.0718898646533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107903902977705" calcext:value-type="float">
            <text:p>0.1079039029777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860734634101391" calcext:value-type="float">
            <text:p>0.086073463410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.0681203134357929" calcext:value-type="float">
            <text:p>0.068120313435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eepPIN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830877810716629" calcext:value-type="float">
            <text:p>0.0830877810716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823272602348564" calcext:value-type="float">
            <text:p>0.00823272602348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109460683912039" calcext:value-type="float">
            <text:p>0.109460683912039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684211883693933" calcext:value-type="float">
            <text:p>0.068421188369393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0481500498950481" calcext:value-type="float">
            <text:p>0.048150049895048</text:p>
          </table:table-cell>
          <table:table-cell office:value-type="float" office:value="0.96" calcext:value-type="float">
            <text:p>0.96</text:p>
          </table:table-cell>
          <table:table-cell office:value-type="float" office:value="0.0225092573548455" calcext:value-type="float">
            <text:p>0.022509257354846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853146757930517" calcext:value-type="float">
            <text:p>0.085314675793052</text:p>
          </table:table-cell>
          <table:table-cell office:value-type="float" office:value="0.99" calcext:value-type="float">
            <text:p>0.99</text:p>
          </table:table-cell>
          <table:table-cell office:value-type="float" office:value="0.00483045891539648" calcext:value-type="float">
            <text:p>0.00483045891539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0.0722503334283829" calcext:value-type="float">
            <text:p>0.072250333428383</text:p>
          </table:table-cell>
          <table:table-cell office:value-type="float" office:value="0.996666666666667" calcext:value-type="float">
            <text:p>0.996666666666667</text:p>
          </table:table-cell>
          <table:table-cell office:value-type="float" office:value="0.00316227766016838" calcext:value-type="float">
            <text:p>0.0031622776601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0.118992499634624" calcext:value-type="float">
            <text:p>0.11899249963462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105934990547138" calcext:value-type="float">
            <text:p>0.01059349905471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ewDeepPINK 1 extra lay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0.0839228376746178" calcext:value-type="float">
            <text:p>0.083922837674618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67646212197547" calcext:value-type="float">
            <text:p>0.00567646212197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.105715781450272" calcext:value-type="float">
            <text:p>0.105715781450272</text:p>
          </table:table-cell>
          <table:table-cell office:value-type="float" office:value="0.97" calcext:value-type="float">
            <text:p>0.97</text:p>
          </table:table-cell>
          <table:table-cell office:value-type="float" office:value="0.00737864787372622" calcext:value-type="float">
            <text:p>0.00737864787372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0.0572198890149593" calcext:value-type="float">
            <text:p>0.05721988901495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76698110409314" calcext:value-type="float">
            <text:p>0.01766981104093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0.0804707504808903" calcext:value-type="float">
            <text:p>0.08047075048089</text:p>
          </table:table-cell>
          <table:table-cell office:value-type="float" office:value="0.93" calcext:value-type="float">
            <text:p>0.93</text:p>
          </table:table-cell>
          <table:table-cell office:value-type="float" office:value="0.0242441287279576" calcext:value-type="float">
            <text:p>0.024244128727958</text:p>
          </table:table-cell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0.0769961655139923" calcext:value-type="float">
            <text:p>0.076996165513992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222111083319436" calcext:value-type="float">
            <text:p>0.022211108331944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NewDeepPINK 2 extra layer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DP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7T10:37:53.135491379</meta:creation-date>
    <dc:date>2021-07-27T12:12:04.757010558</dc:date>
    <meta:editing-duration>PT50M18S</meta:editing-duration>
    <meta:editing-cycles>5</meta:editing-cycles>
    <meta:generator>LibreOffice/6.0.7.3$Linux_X86_64 LibreOffice_project/00m0$Build-3</meta:generator>
    <meta:document-statistic meta:table-count="1" meta:cell-count="178" meta:object-count="0"/>
  </office:meta>
</office:document-meta>
</file>